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CodeBox">
      <style:graphic-properties draw:fill="solid" draw:fill-color="#ffcc99" fo:min-height="8.75cm" fo:min-width="15.9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5000b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2.371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CodeBox">
      <style:graphic-properties fo:min-height="11.089cm" fo:min-width="19.9cm"/>
    </style:style>
    <style:style style:name="gr11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12" style:family="graphic" style:parent-style-name="CodeBox">
      <style:graphic-properties draw:fill="solid" draw:fill-color="#ffcc99" fo:min-height="1.93cm" fo:min-width="11.184cm"/>
    </style:style>
    <style:style style:name="gr13" style:family="graphic" style:parent-style-name="CodeBox">
      <style:graphic-properties fo:min-height="7.592cm" fo:min-width="18.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5" style:family="graphic" style:parent-style-name="CodeBox">
      <style:graphic-properties fo:min-height="5.089cm" fo:min-width="18.8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17" style:family="graphic" style:parent-style-name="CodeBox">
      <style:graphic-properties fo:min-height="10.665cm" fo:min-width="20.17cm"/>
    </style:style>
    <style:style style:name="gr18" style:family="graphic" style:parent-style-name="standard">
      <style:graphic-properties draw:fill="solid" draw:fill-color="#808080"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draw:fill="solid" draw:fill-color="#23ff23" draw:opacity="100%" draw:textarea-horizontal-align="justify" draw:textarea-vertical-align="middle" draw:auto-grow-height="false" draw:shadow-opacity="100%"/>
    </style:style>
    <style:style style:name="gr20" style:family="graphic" style:parent-style-name="CodeBox">
      <style:graphic-properties draw:fill="solid" draw:fill-color="#ffcc99" fo:min-height="12.951cm" fo:min-width="17.946cm"/>
    </style:style>
    <style:style style:name="gr21" style:family="graphic" style:parent-style-name="CodeBox">
      <style:graphic-properties fo:min-height="14.158cm" fo:min-width="20.841cm"/>
    </style:style>
    <style:style style:name="gr22" style:family="graphic" style:parent-style-name="CodeBox">
      <style:graphic-properties fo:min-height="13.16cm" fo:min-width="24.682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P5" style:family="paragraph">
      <style:text-properties fo:font-size="24pt" style:font-size-asian="18pt" style:font-size-complex="18pt"/>
    </style:style>
    <style:style style:name="P6" style:family="paragraph">
      <style:text-properties fo:color="#ffffff" fo:font-family="Courier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0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ffffff" fo:font-style="normal" style:font-style-asian="normal" style:font-style-complex="normal"/>
    </style:style>
    <style:style style:name="T3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0080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 Brief Tour of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tart with sunny story, accelerated C++ style</text:p>
              </text:list-item>
              <text:list-item>
                <text:p>don't initially worry about const or references</text:p>
              </text:list-item>
              <text:list-item>
                <text:p>use with tests, not iostr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By Example...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2" draw:text-style-name="P2" draw:layer="layout" svg:width="24.717cm" svg:height="14.658cm" svg:x="1.783cm" svg:y="4cm">
          <text:p text:style-name="P2">Your task is to create an LCD string representation </text:p>
          <text:p text:style-name="P2">of an integer value using a 3x3 grid of space, </text:p>
          <text:p text:style-name="P2">underscore, and pipe characters for each digit. </text:p>
          <text:p text:style-name="P2">Each digit is shown below (using a dot instead of </text:p>
          <text:p text:style-name="P2">a space)</text:p>
          <text:p text:style-name="P2"/>
          <text:p text:style-name="P2">._. <text:s/>... <text:s/>._. <text:s/>._. <text:s/>... <text:s/>._. <text:s/>._. <text:s/>._. <text:s/>._. <text:s/>._.</text:p>
          <text:p text:style-name="P2">|.| <text:s/>..| <text:s/>._| <text:s/>._| <text:s/>|_| <text:s/>|_. <text:s/>|_. <text:s/>..| <text:s/>|_| <text:s/>|_|</text:p>
          <text:p text:style-name="P2">|_| <text:s/>..| <text:s/>|_. <text:s/>._| <text:s/>..| <text:s/>._| <text:s/>|_| <text:s/>..| <text:s/>|_| <text:s/>..|</text:p>
          <text:p text:style-name="P2"/>
          <text:p text:style-name="P2"/>
          <text:p text:style-name="P2">Example: 910</text:p>
          <text:p text:style-name="P2"/>
          <text:p text:style-name="P2">._. ... ._.</text:p>
          <text:p text:style-name="P2">|_| ..| |.|</text:p>
          <text:p text:style-name="P2">..| ..| |_|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Think of a test as an executable specification</text:p>
              </text:list-item>
            </text:list>
          </draw:text-box>
        </draw:frame>
        <draw:custom-shape draw:style-name="gr3" draw:text-style-name="P5" draw:layer="layout" svg:width="16.446cm" svg:height="9cm" svg:x="2.8cm" svg:y="6.3cm">
          <text:p text:style-name="P4"><text:span text:style-name="T1">...</text:span></text:p>
          <text:p text:style-name="P4"><text:span text:style-name="T1">int main()</text:span></text:p>
          <text:p text:style-name="P4"><text:span text:style-name="T1">{</text:span></text:p>
          <text:p text:style-name="P4"><text:span text:style-name="T1"><text:s text:c="4"/></text:span><text:span text:style-name="T1">lcd_spec(0, lcd(</text:span></text:p>
          <text:p text:style-name="P4"><text:span text:style-name="T1"><text:s text:c="8"/>“ </text:span><text:span text:style-name="T1">_ “,</text:span></text:p>
          <text:p text:style-name="P4"><text:span text:style-name="T1"><text:s text:c="8"/>“</text:span><text:span text:style-name="T1">| |”,</text:span></text:p>
          <text:p text:style-name="P4"><text:span text:style-name="T1"><text:s text:c="8"/>“</text:span><text:span text:style-name="T1">|_|”</text:span></text:p>
          <text:p text:style-name="P4"><text:span text:style-name="T1"><text:s text:c="4"/></text:span><text:span text:style-name="T1">));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2.5cm" svg:y="15.5cm">
          <draw:text-box>
            <text:p text:style-name="P6"><text:span text:style-name="T2">lcd_tests.cpp</text:span></text:p>
          </draw:text-box>
        </draw:frame>
        <draw:custom-shape draw:style-name="gr5" draw:text-style-name="P7" draw:layer="layout" svg:width="2.5cm" svg:height="4.5cm" svg:x="21.8cm" svg:y="9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5cm" svg:x="22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cm" svg:height="1.5cm" svg:x="22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2.5cm" svg:height="2.631cm" svg:x="15.1cm" svg:y="17.1cm">
          <text:p text:style-name="P8"><text:span text:style-name="T3">A test that doesn't compile yet certainly counts as a failing test</text:span></text:p>
          <draw:enhanced-geometry svg:viewBox="0 0 21600 21600" draw:mirror-vertical="false" draw:type="mso-spt202" draw:enhanced-path="M 0 0 L 21600 0 21600 21600 0 21600 0 0 Z N"/>
        </draw:custom-shape>
        <draw:line draw:style-name="gr9" draw:text-style-name="P7" draw:layer="layout" svg:x1="23cm" svg:y1="14.3cm" svg:x2="23cm" svg:y2="17.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Our tests will use this helper function</text:p>
              </text:list-item>
            </text:list>
          </draw:text-box>
        </draw:frame>
        <draw:custom-shape draw:style-name="gr10" draw:text-style-name="P5" draw:layer="layout" svg:width="20.4cm" svg:height="11.339cm" svg:x="2.6cm" svg:y="5.661cm">
          <text:p text:style-name="P4"><text:span text:style-name="T1">#include &lt;string&gt; <text:s/></text:span></text:p>
          <text:p text:style-name="P4"><text:span text:style-name="T1">#include &lt;vector&gt; <text:s/></text:span></text:p>
          <text:p text:style-name="P4"><text:span text:style-name="T1"/></text:p>
          <text:p text:style-name="P4"><text:span text:style-name="T1">std::vector&lt;std::string&gt;</text:span></text:p>
          <text:p text:style-name="P4"><text:span text:style-name="T1">lcd(string s1, string s2, string s3)</text:span></text:p>
          <text:p text:style-name="P4"><text:span text:style-name="T1">{</text:span></text:p>
          <text:p text:style-name="P4"><text:span text:style-name="T1"><text:s text:c="4"/></text:span><text:span text:style-name="T1">std::vector&lt;std::string&gt; result;</text:span></text:p>
          <text:p text:style-name="P4"><text:span text:style-name="T1"><text:s text:c="4"/></text:span><text:span text:style-name="T1">result.push_back(s1);</text:span></text:p>
          <text:p text:style-name="P4"><text:span text:style-name="T1"><text:s text:c="4"/></text:span><text:span text:style-name="T1">result.push_back(s2);</text:span></text:p>
          <text:p text:style-name="P4"><text:span text:style-name="T1"><text:s text:c="4"/></text:span><text:span text:style-name="T1">result.push_back(s3);</text:span></text:p>
          <text:p text:style-name="P4"><text:span text:style-name="T1"><text:s text:c="4"/></text:span><text:span text:style-name="T1">return result;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6.999cm" svg:height="1.225cm" svg:x="15.401cm" svg:y="5.5cm">
          <draw:text-box>
            <text:p text:style-name="P10"><text:span text:style-name="T4">better than char *</text:span></text:p>
          </draw:text-box>
        </draw:frame>
        <draw:frame draw:style-name="gr4" draw:text-style-name="P10" draw:layer="layout" svg:width="6.056cm" svg:height="1.225cm" svg:x="15.401cm" svg:y="6.501cm">
          <draw:text-box>
            <text:p text:style-name="P10"><text:span text:style-name="T4">resizable array</text:span></text:p>
          </draw:text-box>
        </draw:frame>
        <draw:line draw:style-name="gr11" draw:text-style-name="P7" draw:layer="layout" svg:x1="12cm" svg:y1="6.1cm" svg:x2="15.5cm" svg:y2="6.1cm">
          <text:p/>
        </draw:line>
        <draw:line draw:style-name="gr11" draw:text-style-name="P7" draw:layer="layout" svg:x1="12cm" svg:y1="7.1cm" svg:x2="15.5cm" svg:y2="7.1cm">
          <text:p/>
        </draw:line>
        <draw:frame draw:style-name="gr4" draw:text-style-name="P6" draw:layer="layout" svg:width="4.059cm" svg:height="1.098cm" svg:x="19.041cm" svg:y="17.5cm">
          <draw:text-box>
            <text:p text:style-name="P6"><text:span text:style-name="T2">lcd.cpp</text:span></text:p>
          </draw:text-box>
        </draw:frame>
        <draw:custom-shape draw:style-name="gr5" draw:text-style-name="P7" draw:layer="layout" svg:width="2.5cm" svg:height="4.5cm" svg:x="23.7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5cm" svg:x="24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cm" svg:height="1.5cm" svg:x="24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2" draw:layer="layout" svg:width="26.114cm" svg:height="14.658cm" svg:x="1.008cm" svg:y="3.8cm">
          <text:p text:style-name="P2">#include “lcd.hpp”</text:p>
          <text:p text:style-name="P2">#include &lt;iostream&gt;</text:p>
          <text:p text:style-name="P2">...</text:p>
          <text:p text:style-name="P2">void lcd_spec(int value, std::vector&lt;std::string&gt; grid)</text:p>
          <text:p text:style-name="P2">{</text:p>
          <text:p text:style-name="P2"><text:s text:c="4"/>std::string actual = to_string(<text:span text:style-name="T5">lcd(value)</text:span>),</text:p>
          <text:p text:style-name="P2"><text:s text:c="16"/>expected = to_string(grid);</text:p>
          <text:p text:style-name="P2"><text:s text:c="4"/>if (expected != actual)</text:p>
          <text:p text:style-name="P2"><text:s text:c="4"/>{</text:p>
          <text:p text:style-name="P2"><text:s text:c="8"/>std::cerr </text:p>
          <text:p text:style-name="P2"><text:s text:c="12"/>&lt;&lt; “lcd(“ value &lt;&lt; “)” &lt;&lt; std::endl</text:p>
          <text:p text:style-name="P2"><text:s text:c="12"/>&lt;&lt; “expected== &lt;&lt; std::endl</text:p>
          <text:p text:style-name="P2"><text:s text:c="12"/>&lt;&lt; expected &lt;&lt; std::endl</text:p>
          <text:p text:style-name="P2"><text:s text:c="12"/>&lt;&lt; “actual==” &lt;&lt; std::endl</text:p>
          <text:p text:style-name="P2"><text:s text:c="12"/>&lt;&lt; actual &lt;&lt; std::endl; <text:s text:c="2"/></text:p>
          <text:p text:style-name="P2"><text:s text:c="4"/>}</text:p>
          <text:p text:style-name="P2">}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20.024cm" svg:y="2.514cm">
          <draw:text-box>
            <text:p text:style-name="P6"><text:span text:style-name="T2">lcd_tests.cpp</text:span></text:p>
          </draw:text-box>
        </draw:frame>
        <draw:custom-shape draw:style-name="gr5" draw:text-style-name="P7" draw:layer="layout" svg:width="2.5cm" svg:height="4.5cm" svg:x="24.2cm" svg:y="1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5cm" svg:x="24.7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cm" svg:height="1.5cm" svg:x="24.7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Get the tests to compile and link</text:p>
              </text:list-item>
            </text:list>
          </draw:text-box>
        </draw:frame>
        <draw:custom-shape draw:style-name="gr13" draw:text-style-name="P2" draw:layer="layout" svg:width="19.3cm" svg:height="7.842cm" svg:x="2.2cm" svg:y="4.858cm">
          <text:p text:style-name="P2">#ifndef LCD_INCLUDED</text:p>
          <text:p text:style-name="P2">#define LCD_INCLUDED</text:p>
          <text:p text:style-name="P2"/>
          <text:p text:style-name="P2">#include &lt;string&gt;</text:p>
          <text:p text:style-name="P2">#include &lt;vector&gt;</text:p>
          <text:p text:style-name="P2"/>
          <text:p text:style-name="P2">std::vector&lt;std::string&gt; lcd(int value);</text:p>
          <text:p text:style-name="P2"/>
          <text:p text:style-name="P2">#endif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.059cm" svg:height="1.5cm" svg:x="21.7cm" svg:y="5cm">
          <draw:text-box>
            <text:p text:style-name="P6"><text:span text:style-name="T2">lcd.hpp</text:span></text:p>
          </draw:text-box>
        </draw:frame>
        <draw:custom-shape draw:style-name="gr15" draw:text-style-name="P2" draw:layer="layout" svg:width="19.325cm" svg:height="5.339cm" svg:x="2.175cm" svg:y="13.561cm">
          <text:p text:style-name="P2">#include “lcd.hpp”</text:p>
          <text:p text:style-name="P2"/>
          <text:p text:style-name="P2">std::vector&lt;std::string&gt; lcd(int value)</text:p>
          <text:p text:style-name="P2">{</text:p>
          <text:p text:style-name="P2"><text:s text:c="4"/>throw “to do”;</text:p>
          <text:p text:style-name="P2">}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59cm" svg:height="1.098cm" svg:x="21.8cm" svg:y="13.4cm">
          <draw:text-box>
            <text:p text:style-name="P6"><text:span text:style-name="T2">lcd.cpp</text:span></text:p>
          </draw:text-box>
        </draw:frame>
        <draw:custom-shape draw:style-name="gr5" draw:text-style-name="P7" draw:layer="layout" svg:width="2.5cm" svg:height="4.5cm" svg:x="22.5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5cm" svg:x="23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cm" svg:height="1.5cm" svg:x="2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The tests now run, but still fail :-)</text:p>
              </text:list-item>
            </text:list>
          </draw:text-box>
        </draw:frame>
        <draw:custom-shape draw:style-name="gr3" draw:text-style-name="P5" draw:layer="layout" svg:width="16.446cm" svg:height="9cm" svg:x="4.001cm" svg:y="6cm">
          <text:p text:style-name="P4"><text:span text:style-name="T1">...</text:span></text:p>
          <text:p text:style-name="P4"><text:span text:style-name="T1">int main()</text:span></text:p>
          <text:p text:style-name="P4"><text:span text:style-name="T1">{</text:span></text:p>
          <text:p text:style-name="P4"><text:span text:style-name="T1"><text:s text:c="4"/></text:span><text:span text:style-name="T1">lcd_spec(0, lcd(</text:span></text:p>
          <text:p text:style-name="P4"><text:span text:style-name="T1"><text:s text:c="8"/>“ </text:span><text:span text:style-name="T1">_ “,</text:span></text:p>
          <text:p text:style-name="P4"><text:span text:style-name="T1"><text:s text:c="8"/>“</text:span><text:span text:style-name="T1">| |”,</text:span></text:p>
          <text:p text:style-name="P4"><text:span text:style-name="T1"><text:s text:c="8"/>“</text:span><text:span text:style-name="T1">|_|”</text:span></text:p>
          <text:p text:style-name="P4"><text:span text:style-name="T1"><text:s text:c="4"/></text:span><text:span text:style-name="T1">));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13.501cm" svg:y="15.902cm">
          <draw:text-box>
            <text:p text:style-name="P6"><text:span text:style-name="T2">lcd_tests.cpp</text:span></text:p>
          </draw:text-box>
        </draw:frame>
        <draw:custom-shape draw:style-name="gr5" draw:text-style-name="P7" draw:layer="layout" svg:width="2.5cm" svg:height="4.5cm" svg:x="16.5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5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cm" svg:height="1.5cm" svg:x="1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Get the tests to pass</text:p>
              </text:list-item>
            </text:list>
          </draw:text-box>
        </draw:frame>
        <draw:frame draw:style-name="gr16" draw:text-style-name="P6" draw:layer="layout" svg:width="4.059cm" svg:height="1.3cm" svg:x="19.3cm" svg:y="19.4cm">
          <draw:text-box>
            <text:p text:style-name="P6"><text:span text:style-name="T2">lcd.cpp</text:span></text:p>
          </draw:text-box>
        </draw:frame>
        <draw:custom-shape draw:style-name="gr17" draw:text-style-name="P5" draw:layer="layout" svg:width="21.341cm" svg:height="14.132cm" svg:x="1.798cm" svg:y="5.092cm">
          <text:p text:style-name="P4"><text:span text:style-name="T1">const std::vector&lt;std::string&gt; digits[] =</text:span></text:p>
          <text:p text:style-name="P4"><text:span text:style-name="T1">{</text:span></text:p>
          <text:p text:style-name="P4"><text:span text:style-name="T1"><text:s text:c="4"/></text:span><text:span text:style-name="T1">lcd(“ _ “,</text:span></text:p>
          <text:p text:style-name="P4"><text:span text:style-name="T1"><text:s text:c="8"/>“</text:span><text:span text:style-name="T1">| |”,</text:span></text:p>
          <text:p text:style-name="P4"><text:span text:style-name="T1"><text:s text:c="8"/>“</text:span><text:span text:style-name="T1">|_|”</text:span></text:p>
          <text:p text:style-name="P4"><text:span text:style-name="T1"><text:s text:c="4"/></text:span><text:span text:style-name="T1">),</text:span></text:p>
          <text:p text:style-name="P4"><text:span text:style-name="T1">};</text:span></text:p>
          <text:p text:style-name="P4"><text:span text:style-name="T1"/></text:p>
          <text:p text:style-name="P4"><text:span text:style-name="T1">std::vector&lt;std::string&gt; lcd(int value)</text:span></text:p>
          <text:p text:style-name="P4"><text:span text:style-name="T1">{</text:span></text:p>
          <text:p text:style-name="P4"><text:span text:style-name="T1"><text:s text:c="4"/></text:span><text:span text:style-name="T1">if (value == 0)</text:span></text:p>
          <text:p text:style-name="P4"><text:span text:style-name="T1"><text:s text:c="8"/></text:span><text:span text:style-name="T1">return digits[0];</text:span></text:p>
          <text:p text:style-name="P4"><text:span text:style-name="T1"><text:s text:c="4"/></text:span><text:span text:style-name="T1">else</text:span></text:p>
          <text:p text:style-name="P4"><text:span text:style-name="T1"><text:s text:c="8"/></text:span><text:span text:style-name="T1">throw “to do”;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cm" svg:height="4.5cm" svg:x="24.2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5cm" svg:height="1.5cm" svg:x="24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1.5cm" svg:height="1.5cm" svg:x="24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rite another failing test</text:p>
              </text:list-item>
            </text:list>
          </draw:text-box>
        </draw:frame>
        <draw:custom-shape draw:style-name="gr20" draw:text-style-name="P5" draw:layer="layout" svg:width="18.446cm" svg:height="13.201cm" svg:x="4.054cm" svg:y="4.999cm">
          <text:p text:style-name="P4"><text:span text:style-name="T1">...</text:span></text:p>
          <text:p text:style-name="P4"><text:span text:style-name="T1">int main()</text:span></text:p>
          <text:p text:style-name="P4"><text:span text:style-name="T1">{</text:span></text:p>
          <text:p text:style-name="P4"><text:span text:style-name="T1"><text:s text:c="4"/></text:span><text:span text:style-name="T1">...</text:span></text:p>
          <text:p text:style-name="P4"><text:span text:style-name="T1"><text:s text:c="4"/></text:span><text:span text:style-name="T1">#define WS “ “</text:span></text:p>
          <text:p text:style-name="P4"><text:span text:style-name="T1"/></text:p>
          <text:p text:style-name="P4"><text:span text:style-name="T1"><text:s text:c="4"/></text:span><text:span text:style-name="T1">lcd_spec(12, lcd(</text:span></text:p>
          <text:p text:style-name="P4"><text:span text:style-name="T1"><text:s text:c="8"/>“ <text:s text:c="2"/>“ </text:span><text:span text:style-name="T1">WS “ _ “,</text:span></text:p>
          <text:p text:style-name="P4"><text:span text:style-name="T1"><text:s text:c="8"/>“ <text:s/></text:span><text:span text:style-name="T1">|” WS “ _|”,</text:span></text:p>
          <text:p text:style-name="P4"><text:span text:style-name="T1"><text:s text:c="8"/>“ <text:s/></text:span><text:span text:style-name="T1">|” WS “|_ ”</text:span></text:p>
          <text:p text:style-name="P4"><text:span text:style-name="T1"><text:s text:c="4"/></text:span><text:span text:style-name="T1">));</text:span></text:p>
          <text:p text:style-name="P4"><text:span text:style-name="T1"/></text:p>
          <text:p text:style-name="P4"><text:span text:style-name="T1"><text:s text:c="4"/></text:span><text:span text:style-name="T1">#undef WS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15.402cm" svg:y="18.502cm">
          <draw:text-box>
            <text:p text:style-name="P6"><text:span text:style-name="T2">lcd_tests.cpp</text:span></text:p>
          </draw:text-box>
        </draw:frame>
        <draw:custom-shape draw:style-name="gr5" draw:text-style-name="P7" draw:layer="layout" svg:width="2.5cm" svg:height="4.5cm" svg:x="18.8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5cm" svg:x="19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cm" svg:height="1.5cm" svg:x="19.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Get the tests to pass</text:p>
              </text:list-item>
            </text:list>
          </draw:text-box>
        </draw:frame>
        <draw:frame draw:style-name="gr16" draw:text-style-name="P6" draw:layer="layout" svg:width="4.059cm" svg:height="1.3cm" svg:x="20.1cm" svg:y="19.4cm">
          <draw:text-box>
            <text:p text:style-name="P6"><text:span text:style-name="T2">lcd.cpp</text:span></text:p>
          </draw:text-box>
        </draw:frame>
        <draw:custom-shape draw:style-name="gr21" draw:text-style-name="P5" draw:layer="layout" svg:width="21.341cm" svg:height="14.408cm" svg:x="2.598cm" svg:y="4.792cm">
          <text:p text:style-name="P4"><text:span text:style-name="T1">const std::vector&lt;std::string&gt; digits[] =</text:span></text:p>
          <text:p text:style-name="P4"><text:span text:style-name="T1">{</text:span></text:p>
          <text:p text:style-name="P4"><text:span text:style-name="T1"><text:s text:c="4"/></text:span><text:span text:style-name="T1">lcd(“ _ “,</text:span></text:p>
          <text:p text:style-name="P4"><text:span text:style-name="T1"><text:s text:c="8"/>“</text:span><text:span text:style-name="T1">| |”,</text:span></text:p>
          <text:p text:style-name="P4"><text:span text:style-name="T1"><text:s text:c="8"/>“</text:span><text:span text:style-name="T1">|_|”</text:span></text:p>
          <text:p text:style-name="P4"><text:span text:style-name="T1"><text:s text:c="4"/></text:span><text:span text:style-name="T1">),</text:span></text:p>
          <text:p text:style-name="P4"><text:span text:style-name="T1"><text:s text:c="4"/></text:span><text:span text:style-name="T1">lcd(“ <text:s text:c="2"/>“,</text:span></text:p>
          <text:p text:style-name="P4"><text:span text:style-name="T1"><text:s text:c="8"/>“ <text:s/></text:span><text:span text:style-name="T1">|”,</text:span></text:p>
          <text:p text:style-name="P4"><text:span text:style-name="T1"><text:s text:c="8"/>“ <text:s/></text:span><text:span text:style-name="T1">|”</text:span></text:p>
          <text:p text:style-name="P4"><text:span text:style-name="T1"><text:s text:c="4"/></text:span><text:span text:style-name="T1">),</text:span></text:p>
          <text:p text:style-name="P4"><text:span text:style-name="T1"><text:s text:c="4"/></text:span><text:span text:style-name="T1">lcd(“ _ “,</text:span></text:p>
          <text:p text:style-name="P4"><text:span text:style-name="T1"><text:s text:c="8"/>“ </text:span><text:span text:style-name="T1">_|”,</text:span></text:p>
          <text:p text:style-name="P4"><text:span text:style-name="T1"><text:s text:c="8"/>“</text:span><text:span text:style-name="T1">|_ “</text:span></text:p>
          <text:p text:style-name="P4"><text:span text:style-name="T1"><text:s text:c="4"/></text:span><text:span text:style-name="T1">),</text:span></text:p>
          <text:p text:style-name="P4"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cm" svg:height="4.5cm" svg:x="19.6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5cm" svg:x="20.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cm" svg:height="1.5cm" svg:x="20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Get the test to pass</text:p>
              </text:list-item>
            </text:list>
          </draw:text-box>
        </draw:frame>
        <draw:custom-shape draw:style-name="gr22" draw:text-style-name="P2" draw:layer="layout" svg:width="25.182cm" svg:height="13.806cm" svg:x="1.489cm" svg:y="4.89cm">
          <text:p text:style-name="P2">std::vector&lt;std::string&gt; lcd::grid()</text:p>
          <text:p text:style-name="P2">{</text:p>
          <text:p text:style-name="P2"><text:s text:c="4"/>if (value &lt; 10)</text:p>
          <text:p text:style-name="P2"><text:s text:c="8"/>return digits[value];</text:p>
          <text:p text:style-name="P2"><text:s text:c="4"/>else</text:p>
          <text:p text:style-name="P2"><text:s text:c="4"/>{</text:p>
          <text:p text:style-name="P2"><text:s text:c="8"/>std::vector&lt;string&gt; lhs = lcd(value / 10);</text:p>
          <text:p text:style-name="P2"><text:s text:c="8"/>std::vector&lt;string&gt; rhs = digits[value % 10];</text:p>
          <text:p text:style-name="P2"><text:s text:c="8"/>const std::string ws = “ “;</text:p>
          <text:p text:style-name="P2"><text:s text:c="8"/>return lcd(</text:p>
          <text:p text:style-name="P2"><text:s text:c="12"/>lhs[0] + ws + rhs[0],</text:p>
          <text:p text:style-name="P2"><text:s text:c="12"/>lhs[1] + ws + rhs[1],</text:p>
          <text:p text:style-name="P2"><text:s text:c="12"/>lhs[2] + ws + rhs[2]);</text:p>
          <text:p text:style-name="P2"/>
          <text:p text:style-name="P2"><text:s text:c="4"/>}</text:p>
          <text:p text:style-name="P2">}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059cm" svg:height="1.3cm" svg:x="22.6cm" svg:y="19cm">
          <draw:text-box>
            <text:p text:style-name="P6"><text:span text:style-name="T6">lcd.cpp</text:span></text:p>
          </draw:text-box>
        </draw:frame>
        <draw:custom-shape draw:style-name="gr5" draw:text-style-name="P7" draw:layer="layout" svg:width="2.5cm" svg:height="4.5cm" svg:x="23cm" svg:y="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5cm" svg:height="1.5cm" svg:x="23.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1.5cm" svg:height="1.5cm" svg:x="23.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What Did We Use?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21H32M02S</meta:editing-duration>
    <meta:editing-cycles>38</meta:editing-cycles>
    <dc:date>2011-03-20T08:13:27</dc:date>
    <meta:generator>NeoOffice/3.1.2$Unix OpenOffice.org_project/Patch 4</meta:generator>
    <meta:document-statistic meta:object-count="120"/>
  </office:meta>
</office:document-meta>
</file>